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svg:font-family="Cambr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officeooo:rsid="000fa5b8" officeooo:paragraph-rsid="000fa5b8"/>
    </style:style>
    <style:style style:name="P3" style:family="paragraph" style:parent-style-name="Text_20_body">
      <style:text-properties officeooo:rsid="001cb3c0" officeooo:paragraph-rsid="001cb3c0"/>
    </style:style>
    <style:style style:name="P4" style:family="paragraph" style:parent-style-name="Text_20_body">
      <style:text-properties officeooo:paragraph-rsid="0020e25e"/>
    </style:style>
    <style:style style:name="T1" style:family="text">
      <style:text-properties fo:language="en" fo:country="GB"/>
    </style:style>
    <style:style style:name="T2" style:family="text">
      <style:text-properties fo:language="en" fo:country="GB" officeooo:rsid="00129f73"/>
    </style:style>
    <style:style style:name="T3" style:family="text">
      <style:text-properties fo:language="en" fo:country="GB" fo:font-style="normal" officeooo:rsid="00129f73" style:font-style-asian="normal" style:font-style-complex="normal"/>
    </style:style>
    <style:style style:name="T4" style:family="text">
      <style:text-properties fo:language="en" fo:country="GB" officeooo:rsid="0013a090"/>
    </style:style>
    <style:style style:name="T5" style:family="text">
      <style:text-properties fo:language="en" fo:country="GB" officeooo:rsid="00146f45"/>
    </style:style>
    <style:style style:name="T6" style:family="text">
      <style:text-properties fo:language="en" fo:country="GB" officeooo:rsid="0017421d"/>
    </style:style>
    <style:style style:name="T7" style:family="text">
      <style:text-properties fo:language="en" fo:country="GB" officeooo:rsid="00192810"/>
    </style:style>
    <style:style style:name="T8" style:family="text">
      <style:text-properties fo:language="en" fo:country="GB" officeooo:rsid="001944ae"/>
    </style:style>
    <style:style style:name="T9" style:family="text">
      <style:text-properties fo:language="en" fo:country="GB" officeooo:rsid="001ecb51"/>
    </style:style>
    <style:style style:name="T10" style:family="text">
      <style:text-properties fo:language="en" fo:country="GB" officeooo:rsid="0020e25e"/>
    </style:style>
    <style:style style:name="T11" style:family="text">
      <style:text-properties fo:font-style="italic" fo:font-weight="normal" officeooo:rsid="000eb2bf" style:font-style-asian="italic" style:font-weight-asian="normal" style:font-style-complex="italic" style:font-weight-complex="normal"/>
    </style:style>
    <style:style style:name="T12" style:family="text">
      <style:text-properties fo:font-style="normal" officeooo:rsid="000eb2bf" style:font-style-asian="normal" style:font-style-complex="normal"/>
    </style:style>
    <style:style style:name="T13" style:family="text">
      <style:text-properties fo:font-weight="normal" officeooo:rsid="000eb2bf" style:font-weight-asian="normal" style:font-weight-complex="normal"/>
    </style:style>
    <style:style style:name="T14" style:family="text">
      <style:text-properties officeooo:rsid="00129f73"/>
    </style:style>
    <style:style style:name="T15" style:family="text">
      <style:text-properties officeooo:rsid="0013a090"/>
    </style:style>
    <style:style style:name="T16" style:family="text">
      <style:text-properties officeooo:rsid="00157a35"/>
    </style:style>
    <style:style style:name="T17" style:family="text">
      <style:text-properties officeooo:rsid="001b4eaa"/>
    </style:style>
    <style:style style:name="T18" style:family="text">
      <style:text-properties officeooo:rsid="001cb3c0"/>
    </style:style>
    <style:style style:name="T19" style:family="text">
      <style:text-properties officeooo:rsid="001e5bea"/>
    </style:style>
    <style:style style:name="T20" style:family="text">
      <style:text-properties officeooo:rsid="0020f10f"/>
    </style:style>
    <style:style style:name="T21" style:family="text">
      <style:text-properties officeooo:rsid="0023a548"/>
    </style:style>
    <style:style style:name="T22" style:family="text">
      <style:text-properties officeooo:rsid="0024902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se study: <text:span text:style-name="T17">Trait-environment relationships of the European </text:span><text:span text:style-name="T18">naturalized</text:span><text:span text:style-name="T17"> flora in </text:span><text:span text:style-name="T21">forests</text:span></text:p>
      <text:p text:style-name="Text_20_body"><text:span text:style-name="T12">Coordinators</text:span>: <text:span text:style-name="T11">Matthias Grenié</text:span><text:span text:style-name="T13"> and </text:span><text:span text:style-name="T11">Marten Winter</text:span></text:p>
      <text:p text:style-name="P1">Introduction</text:p>
      <text:p text:style-name="P2"><text:span text:style-name="T18">Naturalized species are present throughout the world. They can strongly modify ecosystems, especially if they become invasive. Given the large surface and diversity of </text:span><text:span text:style-name="T21">forests</text:span><text:span text:style-name="T18"> present in Europe, it is tremendous to map how much are these gradients affected by naturalized species. However, little is known about their environmental determinants. In particular, the relationships between their functional traits and environmental determinants hasn’t been studied. Also, due to limitation in data availability these studies are generally conducted at large scales without referring to local communities.</text:span></text:p>
      <text:p text:style-name="P1">Aim</text:p>
      <text:p text:style-name="P3">Establishing trait-environment relationships for naturalized species in European <text:span text:style-name="T22">forests</text:span> for three main traits: plant height, SLA, and seed mass. Test to what extent these relationships differ between native, naturalized but not invasive, and invasive species. Compare single trait relationships to multi-traits relationship (functional diversity).</text:p>
      <text:p text:style-name="P1">Approach</text:p>
      <text:p text:style-name="Text_20_body">First, you will <text:span text:style-name="T19">use</text:span> <text:span text:style-name="T14">open plot data on plant community data from the sPlot </text:span><text:span text:style-name="T19">database</text:span><text:span text:style-name="T14">.</text:span> Then, you will match this to <text:span text:style-name="T14">openly available trait data from the TRY database. </text:span><text:span text:style-name="T15">You will work on a subset of communities for which enough trait data is available (≥80% of the total abundances). </text:span><text:span text:style-name="T14">Finally you’ll use the </text:span><text:span text:style-name="T19">Bioclim variables from the CHELSA environmental database,</text:span><text:span text:style-name="T14"> Human Footprint Index and its components to assess the effect of </text:span><text:span text:style-name="T19">environment and</text:span><text:span text:style-name="T14"> human disturbances.</text:span></text:p>
      <text:p text:style-name="Text_20_body"><text:span text:style-name="T1">Investigate how sensitive your results are to: (1) </text:span><text:span text:style-name="T2">The aspects of functional diversity you’re assessing (richness, divergence, regularity)</text:span><text:span text:style-name="T1">, (2) </text:span><text:span text:style-name="T2">Trait</text:span><text:span text:style-name="T1"> choice (</text:span><text:span text:style-name="T3">which subsets of trait should be sensitive to what</text:span><text:span text:style-name="T1">), </text:span><text:span text:style-name="T9">(3) invasion status of the species (native, naturalized not invasive, invasive), </text:span><text:span text:style-name="T1">(</text:span><text:span text:style-name="T9">4</text:span><text:span text:style-name="T1">) </text:span><text:span text:style-name="T4">Aspect of human disturbance (integrated human footprint index, road density, population density, etc.), </text:span><text:span text:style-name="T5">(</text:span><text:span text:style-name="T9">5</text:span><text:span text:style-name="T5">) Spatial-scale (</text:span><text:span text:style-name="T9">continental</text:span><text:span text:style-name="T5"> vs. </text:span><text:span text:style-name="T9">specific biomes</text:span><text:span text:style-name="T5">)</text:span><text:span text:style-name="T1">.</text:span></text:p>
      <text:p text:style-name="Text_20_body">Use your analyses to answer questions such as: <text:span text:style-name="T20">Are there differences in trait-environment relationships across traits? Across groups of species of different naturalization status? Are naturalized species showing “intermediate” trait-environment relationships compared to native and invasive species? How are these relationships differing at continental scales compared to when you break them down at biome scale?</text:span> When writing up your report, make sure that you clarify what the problems/questions/hypotheses are that you are addressing, and why this research is important/relevant.</text:p>
      <text:p text:style-name="P1">Literature</text:p>
      <text:p text:style-name="P4"><text:span text:style-name="T6">sPlot Open Community Data</text:span><text:span text:style-name="T7">: </text:span><text:a xlink:type="simple" xlink:href="https://doi.org/10.1111/geb.13346" text:style-name="Internet_20_link" text:visited-style-name="Visited_20_Internet_20_Link"><text:span text:style-name="T7">https://doi.org/10.1111/geb.13346</text:span></text:a><text:span text:style-name="T7"><text:line-break/>TRY Open Trait Data: </text:span><text:a xlink:type="simple" xlink:href="https://doi.org/10.1111/gcb.14904" text:style-name="Internet_20_link" text:visited-style-name="Visited_20_Internet_20_Link"><text:span text:style-name="T7">https://doi.org/10.1111/gcb.14904</text:span></text:a><text:span text:style-name="Internet_20_link"><text:span text:style-name="T1"><text:line-break/></text:span></text:span><text:span text:style-name="T7">Human Footprint Index: </text:span><text:a xlink:type="simple" xlink:href="https://doi.org/10.1038/sdata.2016.67" text:style-name="Internet_20_link" text:visited-style-name="Visited_20_Internet_20_Link"><text:span text:style-name="T8">https://doi.org/10.1038/sdata.2016.67</text:span></text:a><text:span text:style-name="T8"><text:line-break/></text:span><text:span text:style-name="T10">Trait-environment relationships of <text:s/>naturalized species</text:span><text:span text:style-name="T8">: Milanović </text:span><text:span text:style-name="T10">et al. 2020 </text:span><text:a xlink:type="simple" xlink:href="https://doi.org/10.3897/neobiota.58.51655" text:style-name="Internet_20_link" text:visited-style-name="Visited_20_Internet_20_Link"><text:span text:style-name="T10">https://doi.org/10.3897/neobiota.58.51655</text:span></text:a></text:p>
      <text:p text:style-name="P4"><text:span text:style-name="T10">annd Golivets et al. 2022 </text:span>https://doi.org/10.1101/2022.06.06.494936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svg:font-family="Cambr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_20_Spacing" style:display-name="No Spacing" style:family="paragraph" style:default-outline-level="">
      <style:paragraph-properties fo:margin-top="0cm" fo:margin-bottom="0cm" style:contextual-spacing="false" fo:text-align="start" style:justify-single-word="false" fo:orphans="2" fo:widows="2" style:writing-mode="lr-tb"/>
      <style:text-properties fo:font-size="11pt" style:font-name-asian="Cambria" style:font-family-asian="Cambria" style:font-family-generic-asian="system" style:font-pitch-asian="variable" style:font-size-asian="11pt" style:font-size-complex="11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tthias Grenié</meta:initial-creator>
    <meta:creation-date>2021-07-05T09:40:20.816627539</meta:creation-date>
    <dc:date>2023-04-26T15:02:01.100000000</dc:date>
    <dc:creator>Matthias Grenié</dc:creator>
    <meta:editing-duration>PT53M6S</meta:editing-duration>
    <meta:editing-cycles>18</meta:editing-cycles>
    <meta:generator>LibreOffice/7.4.0.3$Windows_X86_64 LibreOffice_project/f85e47c08ddd19c015c0114a68350214f7066f5a</meta:generator>
    <meta:document-statistic meta:table-count="0" meta:image-count="0" meta:object-count="0" meta:page-count="1" meta:paragraph-count="13" meta:word-count="394" meta:character-count="2974" meta:non-whitespace-character-count="2591"/>
  </office:meta>
</office:document-meta>
</file>